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automatic-styles>
    <style:style style:name="P1" style:family="paragraph" style:parent-style-name="Standard">
      <style:text-properties fo:font-weight="bold" officeooo:rsid="0007759f" officeooo:paragraph-rsid="0007759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Diagrammtitel</text:p>
      <text:p text:style-name="P1">- Der diagrammtitel beschreibt in kurzen Stichworten die Aussage zum Diagramm. <text:s/>Dieser Titel kann individuell ausgewählt werden.</text:p>
      <text:p text:style-name="P1"/>
      <text:p text:style-name="P1">2. Titel der Grössenachse</text:p>
      <text:p text:style-name="P1">- Für die Y-Achse kann zusätzlich zur Skalierungsbeschriftung ein beschreibender Titel eingegeben werden.</text:p>
      <text:p text:style-name="P1"/>
      <text:p text:style-name="P1">3. Einheiten der Grössenacshe</text:p>
      <text:p text:style-name="P1">- Die Skalierung der Y-Achse und die Beschriftung erstellt die Tabellenkalkulation automatisch aus den jeweiligen Tabellenwrten. Sie kann jedoch individuell angepasst werden.</text:p>
      <text:p text:style-name="P1"/>
      <text:p text:style-name="P1">4. Zeichnungsfläche</text:p>
      <text:p text:style-name="P1">- In diesem Bereich befinden sich die eingentlichen werte.</text:p>
      <text:p text:style-name="P1"/>
      <text:p text:style-name="P1">5. Legende</text:p>
      <text:p text:style-name="P1">- Die Legende erklärt die zuordnung die einzelnen Zahlenreihen</text:p>
      <text:p text:style-name="P1"/>
      <text:p text:style-name="P1">6. Einheiten und Rubriken-beshriftung der X-Achse</text:p>
      <text:p text:style-name="P1">- Die Unterteilung (Rubrikon) und die beschriftung werden in der Regel automatisch aus der Zeilen- oder Spaltenbeschriftung der Tabelle erzeugt.</text:p>
      <text:p text:style-name="P1"/>
      <text:p text:style-name="P1">7. Titel Rubrikenachse</text:p>
      <text:p text:style-name="P1">- Für die X-Achse kann zur Rubrikenbeschriftung ein zusätzlicher Titel eigegeben werden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7T08:32:36.510313090</meta:creation-date>
    <meta:editing-duration>PT4M26S</meta:editing-duration>
    <meta:editing-cycles>3</meta:editing-cycles>
    <meta:generator>LibreOffice/7.2.1.2$Linux_X86_64 LibreOffice_project/20$Build-2</meta:generator>
    <dc:date>2021-10-27T08:49:00.737855672</dc:date>
    <meta:document-statistic meta:table-count="0" meta:image-count="0" meta:object-count="0" meta:page-count="1" meta:paragraph-count="14" meta:word-count="125" meta:character-count="929" meta:non-whitespace-character-count="817"/>
  </office:meta>
</office:document-meta>
</file>